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officeooo:paragraph-rsid="0018e9a4"/>
    </style:style>
    <style:style style:name="P3" style:family="paragraph" style:parent-style-name="Contents_20_Heading">
      <style:text-properties fo:font-size="14pt" officeooo:paragraph-rsid="0018e9a4" style:font-size-asian="12.25pt" style:font-size-complex="14pt"/>
    </style:style>
    <style:style style:name="P4" style:family="paragraph" style:parent-style-name="Text_20_body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Text_20_body">
      <style:paragraph-properties fo:text-align="start" style:justify-single-word="false"/>
      <style:text-properties fo:font-size="14pt" officeooo:paragraph-rsid="0018e9a4" style:font-size-asian="12.25pt" style:font-size-complex="14pt"/>
    </style:style>
    <style:style style:name="P6" style:family="paragraph" style:parent-style-name="Text_20_body">
      <style:paragraph-properties fo:text-align="start" style:justify-single-word="false"/>
      <style:text-properties fo:font-size="14pt" fo:font-weight="bold" officeooo:rsid="0017f3c8" officeooo:paragraph-rsid="0017f3c8" style:font-size-asian="12.25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24pt" fo:font-weight="bold" officeooo:rsid="001aa030" officeooo:paragraph-rsid="001aa030" style:font-size-asian="21pt" style:font-weight-asian="bold" style:font-size-complex="24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/>
          </text:index-title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8">Primer for Soulful Terra Tech</text:p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Contents_20_Heading"><text:soft-page-break/>Table of Contents</text:p>
          </text:index-title>
          <text:p text:style-name="P1"><text:a xlink:type="simple" xlink:href="#__RefHeading___Toc212_3571423032" text:style-name="Index_20_Link" text:visited-style-name="Index_20_Link">1. Is Spirituality Necessary for a connected future?<text:tab/>3</text:a></text:p>
        </text:index-body>
      </text:table-of-content>
      <text:p text:style-name="P2"><text:a xlink:type="simple" xlink:href="#__RefHeading___Toc212_3571423032" text:style-name="Index_20_Link" text:visited-style-name="Index_20_Link"/></text:p>
      <text:p text:style-name="P5"/>
      <text:p text:style-name="P5"/>
      <text:p text:style-name="P4"/>
      <text:p text:style-name="P4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  <text:p text:style-name="Text_20_body"/>
      <text:h text:style-name="Heading_20_2" text:outline-level="2"/>
      <text:p text:style-name="Text_20_body"/>
      <text:h text:style-name="Heading_20_2" text:outline-level="2"><text:bookmark-start text:name="__RefHeading___Toc212_3571423032"/><text:soft-page-break/>1. Is Spirituality Necessary for a connected future?<text:bookmark-end text:name="__RefHeading___Toc212_3571423032"/></text:h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5:26:51.649471920</meta:creation-date>
    <dc:date>2024-06-23T15:36:01.481443586</dc:date>
    <meta:editing-duration>PT9M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4" meta:word-count="25" meta:character-count="152" meta:non-whitespace-character-count="131"/>
  </office:meta>
</office:document-meta>
</file>